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Heading_20_3">
      <style:text-properties fo:font-weight="bold" style:font-weight-asian="bold" style:font-weight-complex="bold"/>
    </style:style>
    <style:style style:name="P8" style:family="paragraph" style:parent-style-name="Text_20_body" style:list-style-name="L7"/>
    <style:style style:name="P9" style:family="paragraph" style:parent-style-name="Text_20_body" style:list-style-name="L7">
      <style:text-properties fo:font-weight="normal" style:font-weight-asian="normal" style:font-weight-complex="normal"/>
    </style:style>
    <style:style style:name="P10" style:family="paragraph" style:parent-style-name="Text_20_body" style:list-style-name="L8"/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45340" style:font-weight-asian="normal" style:font-weight-complex="normal"/>
    </style:style>
    <style:style style:name="T3" style:family="text">
      <style:text-properties fo:font-weight="normal" officeooo:rsid="00048699" style:font-weight-asian="normal" style:font-weight-complex="normal"/>
    </style:style>
    <style:style style:name="T4" style:family="text">
      <style:text-properties style:font-name="Liberation Serif" fo:font-weight="normal" style:font-weight-asian="normal" style:font-weight-complex="normal"/>
    </style:style>
    <style:style style:name="T5" style:family="text">
      <style:text-properties officeooo:rsid="00045340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Objectif du jeu</text:h>
      <text:p text:style-name="Text_20_body"><text:span text:style-name="T1">Chaque joueur doit atteindre </text:span><text:span text:style-name="Strong_20_Emphasis"><text:span text:style-name="T1">un objectif précis</text:span></text:span><text:span text:style-name="T1"> dans un labyrinthe (exemple : récupérer un trésor, atteindre une sortie – </text:span><text:span text:style-name="T2">Je vais plutôt pencher vers la sortie.</text:span><text:span text:style-name="T1">).<text:line-break/>Le premier joueur à atteindre son objectif </text:span><text:span text:style-name="Strong_20_Emphasis"><text:span text:style-name="T1">remporte la partie</text:span></text:span><text:span text:style-name="T1">.</text:span></text:p>
      <text:h text:style-name="Heading_20_3" text:outline-level="3">Le plateau</text:h>
      <text:list text:style-name="L1">
        <text:list-item>
          <text:p text:style-name="P1"><text:span text:style-name="T1">La grille est représentée par un </text:span><text:span text:style-name="Strong_20_Emphasis"><text:span text:style-name="T1">tableau 2D</text:span></text:span><text:span text:style-name="T1"> (</text:span><text:span text:style-name="T2">On hésite entre </text:span><text:span text:style-name="T3">9x9</text:span><text:span text:style-name="T1">).</text:span></text:p>
        </text:list-item>
        <text:list-item>
          <text:p text:style-name="P1"><text:span text:style-name="T1">Certaines cases sont des </text:span><text:span text:style-name="Strong_20_Emphasis"><text:span text:style-name="T1">murs</text:span></text:span><text:span text:style-name="T1"> et d’autres sont des </text:span><text:span text:style-name="Strong_20_Emphasis"><text:span text:style-name="T1">chemins libres</text:span></text:span><text:span text:style-name="T1">.</text:span></text:p>
        </text:list-item>
        <text:list-item>
          <text:p text:style-name="P1"><text:span text:style-name="T1">Les murs peuvent </text:span><text:span text:style-name="Strong_20_Emphasis"><text:span text:style-name="T1">bouger à chaque tour</text:span></text:span><text:span text:style-name="T1"> (une ligne ou une colonne glisse).</text:span></text:p>
        </text:list-item>
        <text:list-item>
          <text:p text:style-name="P1"><text:span text:style-name="T1">Les joueurs sont représentés par un symbole (ex : </text:span><text:span text:style-name="T2">A et B</text:span><text:span text:style-name="T1">).</text:span></text:p>
        </text:list-item>
        <text:list-item>
          <text:p text:style-name="P1"><text:span text:style-name="T1">Les objectifs sont représentés par un symbole spécifique (ex : </text:span><text:span text:style-name="T2">X</text:span><text:span text:style-name="T1">).</text:span></text:p>
        </text:list-item>
      </text:list>
      <text:h text:style-name="Heading_20_3" text:outline-level="3">Déplacements</text:h>
      <text:list text:style-name="L2">
        <text:list-item>
          <text:p text:style-name="P2"><text:span text:style-name="T1">Chaque joueur peut se déplacer </text:span><text:span text:style-name="Strong_20_Emphasis"><text:span text:style-name="T1">d’une case à la fois</text:span></text:span><text:span text:style-name="T1"> : haut, bas, gauche, droite.</text:span></text:p>
        </text:list-item>
        <text:list-item>
          <text:p text:style-name="P2"><text:span text:style-name="T1">Les murs </text:span><text:span text:style-name="Strong_20_Emphasis"><text:span text:style-name="T1">empêchent le passage</text:span></text:span><text:span text:style-name="T1">.</text:span></text:p>
        </text:list-item>
        <text:list-item>
          <text:p text:style-name="P2"><text:span text:style-name="T1">Les déplacements sont saisis par l’utilisateur (</text:span><text:span text:style-name="Source_20_Text"><text:span text:style-name="T4">z = haut, s = bas, q = gauche, d = droite</text:span></text:span><text:span text:style-name="T1">).</text:span></text:p>
        </text:list-item>
      </text:list>
      <text:h text:style-name="Heading_20_3" text:outline-level="3">Modification du labyrinthe</text:h>
      <text:p text:style-name="Text_20_body">Après chaque déplacement :</text:p>
      <text:list text:style-name="L3">
        <text:list-item>
          <text:p text:style-name="P3"><text:span text:style-name="Strong_20_Emphasis"><text:span text:style-name="T1">Une ligne ou colonne du labyrinthe peut glisser d’une case</text:span></text:span><text:span text:style-name="T1"> dans une direction (haut, bas, gauche, droite).</text:span></text:p>
        </text:list-item>
        <text:list-item>
          <text:p text:style-name="P3"><text:span text:style-name="T1">Les murs et les chemins glissent </text:span><text:span text:style-name="Strong_20_Emphasis"><text:span text:style-name="T1">tous ensemble</text:span></text:span><text:span text:style-name="T1">.</text:span></text:p>
        </text:list-item>
        <text:list-item>
          <text:p text:style-name="P3"><text:span text:style-name="T1">Cela peut </text:span><text:span text:style-name="Strong_20_Emphasis"><text:span text:style-name="T1">ouvrir de nouvelles routes</text:span></text:span><text:span text:style-name="T1"> ou </text:span><text:span text:style-name="Strong_20_Emphasis"><text:span text:style-name="T1">bloquer temporairement des joueurs</text:span></text:span><text:span text:style-name="T1">.</text:span></text:p>
        </text:list-item>
      </text:list>
      <text:p text:style-name="Text_20_body"><text:span text:style-name="Strong_20_Emphasis">Exemple :</text:span><text:line-break/>La 3e colonne glisse vers le bas : toutes les cases de cette colonne se déplacent d’une case vers le bas, et la dernière case revient en haut (comme une boucle).</text:p>
      <text:h text:style-name="Heading_20_3" text:outline-level="3">Tours de jeu</text:h>
      <text:list text:style-name="L4">
        <text:list-item>
          <text:p text:style-name="P4">Les joueurs jouent <text:span text:style-name="Strong_20_Emphasis"><text:span text:style-name="T1">à tour de rôle</text:span></text:span><text:span text:style-name="T1">.</text:span></text:p>
        </text:list-item>
        <text:list-item>
          <text:p text:style-name="P4">Chaque tour se compose de 2 étapes :</text:p>
        </text:list-item>
      </text:list>
      <text:list text:style-name="L5">
        <text:list-item>
          <text:p text:style-name="P5">Déplacement d’une case.</text:p>
        </text:list-item>
        <text:list-item>
          <text:p text:style-name="P5">Glissement d’une ligne ou colonne (optionnel ou obligatoire selon difficulté).</text:p>
        </text:list-item>
      </text:list>
      <text:h text:style-name="Heading_20_3" text:outline-level="3">Règles spéciales</text:h>
      <text:list text:style-name="L6">
        <text:list-item>
          <text:p text:style-name="P6"><text:span text:style-name="T1">On ne peut pas traverser les murs (</text:span><text:span text:style-name="Source_20_Text"><text:span text:style-name="T1">#</text:span></text:span><text:span text:style-name="T1">).</text:span></text:p>
        </text:list-item>
        <text:list-item>
          <text:p text:style-name="P6"><text:span text:style-name="T1">Les joueurs peuvent </text:span><text:span text:style-name="Strong_20_Emphasis"><text:span text:style-name="T1">se croiser</text:span></text:span><text:span text:style-name="T1"> mais pas occuper la même case.</text:span></text:p>
        </text:list-item>
        <text:list-item>
          <text:p text:style-name="P6"><text:soft-page-break/><text:span text:style-name="T1">Si un glissement bloque complètement un joueur, il doit </text:span><text:span text:style-name="Strong_20_Emphasis"><text:span text:style-name="T1">attendre son prochain tour</text:span></text:span><text:span text:style-name="T1"> pour bouger.</text:span></text:p>
        </text:list-item>
        <text:list-item>
          <text:p text:style-name="P6"><text:span text:style-name="T1">Le labyrinthe peut être </text:span><text:span text:style-name="Strong_20_Emphasis"><text:span text:style-name="T1">pré-généré</text:span></text:span><text:span text:style-name="T1"> ou </text:span><text:span text:style-name="Strong_20_Emphasis"><text:span text:style-name="T1">aléatoire</text:span></text:span><text:span text:style-name="T1"> au début du jeu.</text:span></text:p>
        </text:list-item>
      </text:list>
      <text:h text:style-name="P7" text:outline-level="3">Fin de partie</text:h>
      <text:list text:style-name="L7">
        <text:list-item>
          <text:p text:style-name="P8"><text:span text:style-name="T1">La partie se termine </text:span><text:span text:style-name="Strong_20_Emphasis"><text:span text:style-name="T1">dès qu’un joueur atteint son objectif</text:span></text:span><text:span text:style-name="T1">.</text:span></text:p>
        </text:list-item>
        <text:list-item>
          <text:p text:style-name="P9">L’ordinateur ou l’autre joueur peut encore continuer pour essayer d’atteindre son objectif secondaire <text:span text:style-name="T5">( à voir mais je pense pas )</text:span>.</text:p>
        </text:list-item>
        <text:list-item>
          <text:p text:style-name="P8"><text:span text:style-name="T1">Affichage final : </text:span><text:span text:style-name="Strong_20_Emphasis"><text:span text:style-name="T1">victoire du joueur qui a atteint son objectif en premier</text:span></text:span><text:span text:style-name="T1">.</text:span></text:p>
        </text:list-item>
      </text:list>
      <text:h text:style-name="Heading_20_3" text:outline-level="3">Éléments optionnels</text:h>
      <text:list text:style-name="L8">
        <text:list-item>
          <text:p text:style-name="P10"><text:span text:style-name="Strong_20_Emphasis"><text:span text:style-name="T1">Trésors</text:span></text:span><text:span text:style-name="T1"> à collecter sur le chemin (points bonus).</text:span></text:p>
        </text:list-item>
        <text:list-item>
          <text:p text:style-name="P10"><text:span text:style-name="Strong_20_Emphasis"><text:span text:style-name="T1">Portails</text:span></text:span><text:span text:style-name="T1"> pour se téléporter à une autre case.</text:span></text:p>
        </text:list-item>
        <text:list-item>
          <text:p text:style-name="P10"><text:span text:style-name="Strong_20_Emphasis"><text:span text:style-name="T1">Pièges</text:span></text:span><text:span text:style-name="T1"> qui bloquent ou repoussent le joueur.</text:span>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09T14:34:30.538831404</meta:creation-date>
    <dc:date>2025-12-09T15:08:34.380422662</dc:date>
    <meta:editing-duration>PT12M47S</meta:editing-duration>
    <meta:editing-cycles>1</meta:editing-cycles>
    <meta:document-statistic meta:table-count="0" meta:image-count="0" meta:object-count="0" meta:page-count="2" meta:paragraph-count="36" meta:word-count="389" meta:character-count="2161" meta:non-whitespace-character-count="1832"/>
    <meta:generator>LibreOffice/25.2.6.2$Linux_X86_64 LibreOffice_project/520$Build-2</meta:generator>
  </office:meta>
</office:document-meta>
</file>